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style:font-name="Arial" style:font-name-asian="Arial" style:font-name-complex="Arial" style:use-window-font-color="true"/>
    </style:style>
    <style:style style:name="P2" style:parent-style-name="Normal" style:family="paragraph">
      <style:paragraph-properties fo:margin-left="-0.0138in" fo:margin-right="-0.0138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P3" style:parent-style-name="Normal" style:family="paragraph">
      <style:paragraph-properties fo:margin-bottom="0in"/>
      <style:text-properties style:font-name="Arial" style:font-name-asian="Arial" fo:color="#0D0D0D" fo:font-size="14pt" style:font-size-asian="14pt" style:font-size-complex="14pt"/>
    </style:style>
    <style:style style:name="P4" style:parent-style-name="Normal" style:family="paragraph">
      <style:text-properties style:font-name="Arial" style:font-name-asian="Arial" fo:color="#0D0D0D" fo:font-size="14pt" style:font-size-asian="14pt" style:font-size-complex="14pt"/>
    </style:style>
    <style:style style:name="P5" style:parent-style-name="Normal" style:family="paragraph">
      <style:text-properties style:font-name="Arial" fo:font-size="12pt" style:font-size-asian="12pt" style:font-size-complex="12pt"/>
    </style:style>
    <style:style style:name="P6" style:parent-style-name="ListParagraph" style:family="paragraph">
      <style:text-properties style:font-name="Arial"/>
    </style:style>
    <style:style style:name="P7" style:parent-style-name="ListParagraph" style:family="paragraph">
      <style:text-properties style:font-name="Arial"/>
    </style:style>
    <style:style style:name="P8" style:parent-style-name="ListParagraph" style:family="paragraph">
      <style:text-properties style:font-name="Arial"/>
    </style:style>
    <style:style style:name="P9" style:parent-style-name="Normal" style:family="paragraph">
      <style:paragraph-properties fo:margin-right="-0.0138in"/>
      <style:text-properties style:font-name="Arial" style:font-name-asian="Arial" fo:font-size="14pt" style:font-size-asian="14pt" style:font-size-complex="14pt"/>
    </style:style>
    <style:style style:name="P10" style:parent-style-name="Normal" style:family="paragraph">
      <style:paragraph-properties fo:margin-left="-0.0138in" fo:margin-right="-0.0138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TableColumn12" style:family="table-column">
      <style:table-column-properties style:column-width="6.3951in"/>
    </style:style>
    <style:style style:name="Table11" style:family="table">
      <style:table-properties style:width="6.3951in" fo:margin-left="0in" table:align="left"/>
    </style:style>
    <style:style style:name="TableRow13" style:family="table-row">
      <style:table-row-properties style:min-row-height="0.0527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margin-left="-0.0138in" fo:margin-right="-0.0138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P16" style:parent-style-name="Normal" style:family="paragraph">
      <style:paragraph-properties fo:margin-bottom="0in" fo:margin-right="-0.0138in"/>
      <style:text-properties style:font-name="Arial" style:font-name-asian="Arial" fo:font-size="12pt" style:font-size-asian="12pt" style:font-size-complex="12pt"/>
    </style:style>
    <style:style style:name="P17" style:parent-style-name="Normal" style:family="paragraph">
      <style:paragraph-properties fo:margin-bottom="0in" fo:margin-left="-0.0138in" fo:margin-right="-0.0138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P18" style:parent-style-name="Normal" style:family="paragraph">
      <style:paragraph-properties fo:margin-bottom="0in" fo:margin-left="-0.0138in" fo:margin-right="-0.0138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TableColumn20" style:family="table-column">
      <style:table-column-properties style:column-width="6.3951in"/>
    </style:style>
    <style:style style:name="Table19" style:family="table">
      <style:table-properties style:width="6.3951in" fo:margin-left="0in" table:align="left"/>
    </style:style>
    <style:style style:name="TableRow21" style:family="table-row">
      <style:table-row-properties style:min-row-height="0.23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margin-right="-0.0138in"/>
      <style:text-properties style:font-name="Arial" style:font-name-asian="Arial" fo:font-size="12pt" style:font-size-asian="12pt" style:font-size-complex="12pt"/>
    </style:style>
    <style:style style:name="P24" style:parent-style-name="Normal" style:family="paragraph">
      <style:paragraph-properties fo:margin-left="-0.0138in" fo:margin-right="-0.0138in">
        <style:tab-stops/>
      </style:paragraph-properties>
      <style:text-properties style:font-name="Arial" style:font-name-asian="Arial"/>
    </style:style>
    <style:style style:name="P25" style:parent-style-name="Normal" style:family="paragraph">
      <style:paragraph-properties fo:margin-left="-0.0138in" fo:margin-right="-0.0138in">
        <style:tab-stops/>
      </style:paragraph-properties>
      <style:text-properties style:font-name="Arial" style:font-name-asian="Arial" fo:font-size="14pt" style:font-size-asian="14pt" style:font-size-complex="14pt"/>
    </style:style>
    <style:style style:name="P26" style:parent-style-name="Normal" style:family="paragraph">
      <style:paragraph-properties fo:margin-left="-0.0138in" fo:margin-right="-0.0138in">
        <style:tab-stops/>
      </style:paragraph-properties>
      <style:text-properties style:font-name="Arial" style:font-name-asian="Arial" fo:font-size="14pt" style:font-size-asian="14pt" style:font-size-complex="14pt"/>
    </style:style>
    <style:style style:name="P27" style:parent-style-name="Normal" style:family="paragraph">
      <style:paragraph-properties fo:margin-left="-0.0138in" fo:margin-right="-0.0138in">
        <style:tab-stops/>
      </style:paragraph-properties>
      <style:text-properties style:font-name="Arial" style:font-name-asian="Arial" fo:font-size="14pt" style:font-size-asian="14pt" style:font-size-complex="14pt"/>
    </style:style>
    <style:style style:name="P28" style:parent-style-name="Normal" style:family="paragraph">
      <style:text-properties style:font-name="Arial" fo:font-size="12pt" style:font-size-asian="12pt" style:font-size-complex="12pt"/>
    </style:style>
    <style:style style:name="TableColumn30" style:family="table-column">
      <style:table-column-properties style:column-width="6.3951in"/>
    </style:style>
    <style:style style:name="Table29" style:family="table">
      <style:table-properties style:width="6.3951in" fo:margin-left="0in" table:align="left"/>
    </style:style>
    <style:style style:name="TableRow31" style:family="table-row">
      <style:table-row-properties style:min-row-height="1.6097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text-properties style:font-name="Arial" style:font-name-asian="Arial" fo:font-size="12pt" style:font-size-asian="12pt" style:font-size-complex="12pt"/>
    </style:style>
    <style:style style:name="P34" style:parent-style-name="Normal" style:family="paragraph">
      <style:text-properties style:font-name="Arial" style:font-name-asian="Arial" fo:font-size="12pt" style:font-size-asian="12pt" style:font-size-complex="12pt"/>
    </style:style>
    <style:style style:name="P35" style:parent-style-name="Normal" style:family="paragraph">
      <style:text-properties style:font-name="Arial" fo:font-size="12pt" style:font-size-asian="12pt" style:font-size-complex="12pt"/>
    </style:style>
    <style:style style:name="P36" style:parent-style-name="Normal" style:family="paragraph">
      <style:text-properties style:font-name="Arial" fo:font-size="12pt" style:font-size-asian="12pt" style:font-size-complex="12pt"/>
    </style:style>
    <style:style style:name="P37" style:parent-style-name="Normal" style:family="paragraph">
      <style:text-properties style:font-name="Arial" fo:font-size="12pt" style:font-size-asian="12pt" style:font-size-complex="12pt"/>
    </style:style>
    <style:style style:name="P38" style:parent-style-name="Normal" style:family="paragraph">
      <style:text-properties style:font-name="Arial" fo:font-size="12pt" style:font-size-asian="12pt" style:font-size-complex="12pt"/>
    </style:style>
    <style:style style:name="P39" style:parent-style-name="Normal" style:family="paragraph">
      <style:text-properties style:font-name="Arial" fo:font-size="12pt" style:font-size-asian="12pt" style:font-size-complex="12pt"/>
    </style:style>
    <style:style style:name="TableColumn41" style:family="table-column">
      <style:table-column-properties style:column-width="6.3951in"/>
    </style:style>
    <style:style style:name="Table40" style:family="table">
      <style:table-properties style:width="6.3951in" fo:margin-left="0in" table:align="left"/>
    </style:style>
    <style:style style:name="TableRow42" style:family="table-row">
      <style:table-row-properties style:min-row-height="1.6097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text-properties style:font-name="Arial"/>
    </style:style>
    <style:style style:name="P45" style:parent-style-name="Normal" style:family="paragraph">
      <style:text-properties style:font-name="Arial" fo:font-size="12pt" style:font-size-asian="12pt" style:font-size-complex="12pt"/>
    </style:style>
    <style:style style:name="P46" style:parent-style-name="Normal" style:family="paragraph">
      <style:text-properties style:font-name="Arial" fo:font-size="12pt" style:font-size-asian="12pt" style:font-size-complex="12pt"/>
    </style:style>
    <style:style style:name="TableColumn48" style:family="table-column">
      <style:table-column-properties style:column-width="6.3951in"/>
    </style:style>
    <style:style style:name="Table47" style:family="table">
      <style:table-properties style:width="6.3951in" fo:margin-left="0in" table:align="left"/>
    </style:style>
    <style:style style:name="TableRow49" style:family="table-row">
      <style:table-row-properties style:min-row-height="1.6097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margin-right="-0.0138in"/>
      <style:text-properties style:font-name="Arial" style:font-name-asian="Arial"/>
    </style:style>
    <style:style style:name="P52" style:parent-style-name="Normal" style:family="paragraph">
      <style:paragraph-properties fo:margin-left="-0.0138in" fo:margin-right="-0.0138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T53" style:parent-style-name="DefaultParagraphFont" style:family="text">
      <style:text-properties style:font-name="Arial" fo:color="#000000" fo:font-size="12pt" style:font-size-asian="12pt"/>
    </style:style>
    <style:style style:name="TableColumn55" style:family="table-column">
      <style:table-column-properties style:column-width="6.409in"/>
    </style:style>
    <style:style style:name="Table54" style:family="table">
      <style:table-properties style:width="6.409in" fo:margin-left="-0.0138in" table:align="left"/>
    </style:style>
    <style:style style:name="TableRow56" style:family="table-row">
      <style:table-row-properties style:min-row-height="1.6097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margin-right="-0.0138in"/>
      <style:text-properties style:font-name="Arial" style:font-name-asian="Arial"/>
    </style:style>
    <style:style style:name="P59" style:parent-style-name="Normal" style:family="paragraph">
      <style:paragraph-properties fo:margin-left="-0.0138in" fo:margin-right="-0.0138in">
        <style:tab-stops/>
      </style:paragraph-properties>
      <style:text-properties style:font-name="Arial" style:font-name-asian="Arial"/>
    </style:style>
    <style:style style:name="P60" style:parent-style-name="Normal" style:family="paragraph">
      <style:paragraph-properties fo:margin-left="-0.0138in" fo:margin-right="-0.0138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TableColumn62" style:family="table-column">
      <style:table-column-properties style:column-width="1.8812in"/>
    </style:style>
    <style:style style:name="TableColumn63" style:family="table-column">
      <style:table-column-properties style:column-width="4.5277in"/>
    </style:style>
    <style:style style:name="Table61" style:family="table">
      <style:table-properties style:width="6.409in" fo:margin-left="-0.0138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margin-right="-0.0138in"/>
      <style:text-properties style:font-name="Arial" style:font-name-asian="Arial" fo:font-size="12pt" style:font-size-asian="12pt" style:font-size-complex="12pt"/>
    </style:style>
    <style:style style:name="P67" style:parent-style-name="Normal" style:family="paragraph">
      <style:paragraph-properties fo:margin-bottom="0in" fo:margin-right="-0.0138in"/>
      <style:text-properties style:font-name="Arial" style:font-name-asian="Arial"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margin-right="-0.0138in"/>
      <style:text-properties style:font-name="Arial" style:font-name-asian="Arial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margin-left="-0.0138in" fo:margin-right="-0.0138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P73" style:parent-style-name="Normal" style:family="paragraph">
      <style:paragraph-properties fo:margin-bottom="0in" fo:margin-right="-0.0138in"/>
      <style:text-properties style:font-name="Arial" style:font-name-asian="Arial" fo:font-size="12pt" style:font-size-asian="12pt" style:font-size-complex="12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margin-right="-0.0138in"/>
      <style:text-properties style:font-name="Arial" style:font-name-asian="Arial" fo:font-size="12pt" style:font-size-asian="12pt" style:font-size-complex="12p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margin-left="-0.0138in" fo:margin-right="-0.0138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P79" style:parent-style-name="Normal" style:family="paragraph">
      <style:paragraph-properties fo:margin-bottom="0in" fo:margin-right="-0.0138in"/>
      <style:text-properties style:font-name="Arial" style:font-name-asian="Arial" fo:font-size="12pt" style:font-size-asian="12pt" style:font-size-complex="12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margin-right="-0.0138in"/>
      <style:text-properties style:font-name="Arial" style:font-name-asian="Arial" fo:font-size="12pt" style:font-size-asian="12pt" style:font-size-complex="12pt"/>
    </style:style>
    <style:style style:name="P82" style:parent-style-name="Normal" style:family="paragraph">
      <style:paragraph-properties fo:margin-right="-0.0138in"/>
      <style:text-properties style:font-name="Arial" style:font-name-asian="Arial" fo:font-size="13pt" style:font-size-asian="13pt" style:font-size-complex="13pt"/>
    </style:style>
  </office:automatic-styles>
  <office:body>
    <office:text text:use-soft-page-breaks="true">
      <text:h text:style-name="P1" text:outline-level="1">Make a flexible working request</text:h>
      <text:p text:style-name="P2"/>
      <text:p text:style-name="P3">Eligibility</text:p>
      <text:p text:style-name="P4"/>
      <text:p text:style-name="P5">I would like to apply for a statutory flexible working request. I confirm that I meet the following eligibility criteria:<text:s/></text:p>
      <text:list text:style-name="LFO1" text:continue-numbering="true">
        <text:list-item>
          <text:p text:style-name="P6">I am an employee of the school</text:p>
        </text:list-item>
        <text:list-item>
          <text:p text:style-name="P7">I have not already made two<text:s/>formal requests to work flexibly within the last 12 months</text:p>
        </text:list-item>
      </text:list>
      <text:p text:style-name="P8"/>
      <text:p text:style-name="P9">Your details<text:s/></text:p>
      <text:p text:style-name="P10">Name:</text:p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</table:table-row>
      </table:table>
      <text:p text:style-name="P16"/>
      <text:p text:style-name="P17"/>
      <text:p text:style-name="P18">Staff number (if applicable):</text:p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<text:bookmark-start text:name="_Hlk216684879"/></text:p>
          </table:table-cell>
        </table:table-row>
      </table:table>
      <text:p text:style-name="P24"><text:bookmark-end text:name="_Hlk216684879"/></text:p>
      <text:p text:style-name="P25"/>
      <text:p text:style-name="P26"/>
      <text:p text:style-name="P27">Flexible working request<text:s/></text:p>
      <text:p text:style-name="P28">Provide dates and the details of any previous requests you have made to work flexibly in the last 12<text:s/>months:</text:p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/>
          </table:table-cell>
        </table:table-row>
      </table:table>
      <text:p text:style-name="P34"/>
      <text:p text:style-name="P35"/>
      <text:p text:style-name="P36"/>
      <text:p text:style-name="P37"/>
      <text:p text:style-name="P38"/>
      <text:soft-page-break/>
      <text:p text:style-name="P39">Provide full details of your current working pattern, for example if you currently work Monday to Friday, term time only:</text:p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P44"/>
          </table:table-cell>
        </table:table-row>
      </table:table>
      <text:p text:style-name="P45"/>
      <text:p text:style-name="P46">Provide full details of the new working pattern you are requesting, for example if you would like to work part time hours or condensed hours with a specific non-working day. (Independent financial advice from a specialist in public service pensions should be sought by any individual considering changing their contracted hours of work.)</text:p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p text:style-name="P51"><text:bookmark-start text:name="_Hlk216684797"/></text:p>
          </table:table-cell>
        </table:table-row>
      </table:table>
      <text:p text:style-name="P52"><text:bookmark-end text:name="_Hlk216684797"/></text:p>
      <text:p text:style-name="Normal"><text:span text:style-name="T53">If you are requesting a fixed-term arrangement or considering a trial period, please specify additional details, such as the desired length of the trial period.</text:span></text:p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p text:style-name="P58"><text:bookmark-start text:name="_Hlk216684704"/></text:p>
          </table:table-cell>
        </table:table-row>
      </table:table>
      <text:p text:style-name="P59"><text:bookmark-end text:name="_Hlk216684704"/></text:p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Signed/Sent by email</text:p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Name</text:p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Date</text:p>
            <text:p text:style-name="P79"/>
          </table:table-cell>
          <table:table-cell table:style-name="TableCell80">
            <text:p text:style-name="P81"/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MS Gothic" style:font-name-complex="Times New Roman" fo:color="#2F5496" fo:font-size="13pt" style:font-size-asian="13pt" style:font-size-complex="13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line-height="115%" fo:margin-left="0.5in">
        <style:tab-stops/>
      </style:paragraph-properties>
      <style:text-properties style:font-name="Aptos" style:font-name-asian="Aptos" style:letter-kerning="true" fo:font-size="12pt" style:font-size-asian="12pt" style:font-size-complex="12pt" fo:hyphenate="true"/>
    </style:style>
    <style:style style:name="Revision" style:display-name="Revision" style:family="paragraph">
      <style:paragraph-properties fo:margin-bottom="0in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STON-COOK, William</meta:initial-creator>
    <dc:creator>HALL, Robin</dc:creator>
    <meta:creation-date>2026-02-12T16:25:00Z</meta:creation-date>
    <dc:date>2026-02-12T16:28:00Z</dc:date>
    <meta:template xlink:href="Normal" xlink:type="simple"/>
    <meta:editing-cycles>6</meta:editing-cycles>
    <meta:editing-duration>PT60S</meta:editing-duration>
    <meta:user-defined meta:name="ContentTypeId">0x0101008FDC162AB942F14F94B99672127EE7D6</meta:user-defined>
    <meta:user-defined meta:name="MediaServiceImageTags"/>
    <meta:user-defined meta:name="h5181134883947a99a38d116ffff0102">DfE|a484111e-5b24-4ad9-9778-c536c8c88985</meta:user-defined>
    <meta:user-defined meta:name="ba8d4f2c4b764194bae6c355bbdcc1eb">DfE|cc08a6d4-dfde-4d0f-bd85-069ebcef80d5</meta:user-defined>
    <meta:user-defined meta:name="ce5af11cf85042fda4c4f1f7f633f15b">Official|0884c477-2e62-47ea-b19c-5af6e91124c5</meta:user-defined>
    <meta:user-defined meta:name="DfeOrganisationalUnit">2;#DfE|cc08a6d4-dfde-4d0f-bd85-069ebcef80d5</meta:user-defined>
    <meta:user-defined meta:name="DfeRights:ProtectiveMarking">1;#Official|0884c477-2e62-47ea-b19c-5af6e91124c5</meta:user-defined>
    <meta:user-defined meta:name="DfeOwner">3;#DfE|a484111e-5b24-4ad9-9778-c536c8c88985</meta:user-defined>
    <meta:user-defined meta:name="IWPOrganisationalUnit">2;#DfE|cc08a6d4-dfde-4d0f-bd85-069ebcef80d5</meta:user-defined>
    <meta:user-defined meta:name="IWPOwner">3;#DfE|a484111e-5b24-4ad9-9778-c536c8c88985</meta:user-defined>
    <meta:user-defined meta:name="IWPRightsProtectiveMarking">1;#Official|0884c477-2e62-47ea-b19c-5af6e91124c5</meta:user-defined>
    <meta:user-defined meta:name="fcfa2e3a102f492eb9989c5396408ed9"/>
    <meta:user-defined meta:name="IWPSubject"/>
    <meta:user-defined meta:name="docLang">en</meta:user-defined>
    <meta:user-defined meta:name="h5181134883947a99a38d116ffff0006"/>
    <meta:user-defined meta:name="DfeRights_x003a_ProtectiveMarking">1;#Official|0884c477-2e62-47ea-b19c-5af6e91124c5</meta:user-defined>
    <meta:user-defined meta:name="DfeSubject"/>
    <meta:user-defined meta:name="IWPFunction"/>
    <meta:user-defined meta:name="lcf76f155ced4ddcb4097134ff3c332f"/>
    <meta:user-defined meta:name="IWPSiteType"/>
    <meta:user-defined meta:name="b11dec6ce0c448c0844aaa6ccb665a34"/>
    <meta:user-defined meta:name="_dlc_DocIdItemGuid">9b1074da-c999-499f-8fa1-0effdae24236</meta:user-defined>
    <meta:document-statistic meta:page-count="2" meta:paragraph-count="16" meta:word-count="184" meta:character-count="1110" meta:row-count="53" meta:non-whitespace-character-count="939"/>
  </office:meta>
</office:document-meta>
</file>